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1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1291in"/>
    </style:style>
    <style:style style:name="co5" style:family="table-column">
      <style:table-column-properties fo:break-before="auto" style:column-width="0.1299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01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ro5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paragraph-properties fo:margin-left="0in"/>
    </style:style>
    <style:style style:name="ce3" style:family="table-cell" style:parent-style-name="Header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4" style:family="table-cell" style:parent-style-name="Inch_20_size" style:data-style-name="N100">
      <style:paragraph-properties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Original_20_order" style:data-style-name="N100">
      <style:paragraph-properties fo:margin-left="0in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Header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Header">
      <style:table-cell-properties fo:border-bottom="0.0138in solid #000000" fo:border-left="none" fo:border-right="0.0008in solid #000000" fo:border-top="none"/>
      <style:paragraph-properties fo:margin-left="0in"/>
    </style:style>
    <style:style style:name="ce12" style:family="table-cell" style:parent-style-name="Wrench_20_max_20_inches">
      <style:table-cell-properties fo:border-bottom="none" fo:border-left="none" fo:border-right="0.0008in solid #000000" fo:border-top="none"/>
    </style:style>
    <style:style style:name="ce13" style:family="table-cell" style:parent-style-name="Default">
      <style:text-properties fo:color="#000080"/>
    </style:style>
    <style:style style:name="ce14" style:family="table-cell" style:parent-style-name="Header">
      <style:paragraph-properties fo:margin-left="0in"/>
      <style:text-properties fo:color="#000080"/>
    </style:style>
    <style:style style:name="ce15" style:family="table-cell" style:parent-style-name="Default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visibility="collapse" table:default-cell-style-name="ce5"/>
        <table:table-column table:style-name="co2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42" table:default-cell-style-name="Default"/>
        <table:table-column table:style-name="co7" table:number-columns-repeated="764" table:default-cell-style-name="Default"/>
        <table:table-row table:style-name="ro1">
          <table:table-cell table:style-name="ce1" table:number-columns-repeated="2"/>
          <table:table-cell/>
          <table:table-cell table:style-name="ce7"/>
          <table:table-cell table:style-name="ce8" office:value-type="string">
            <text:p>Wrench Sizes</text:p>
          </table:table-cell>
          <table:table-cell table:style-name="ce8"/>
          <table:table-cell table:number-columns-repeated="3"/>
          <table:table-cell table:style-name="Metric_20_size" office:value-type="float" office:value="13">
            <text:p>13</text:p>
          </table:table-cell>
          <table:table-cell table:style-name="ce6" office:value-type="string">
            <text:p>27</text:p>
          </table:table-cell>
          <table:table-cell table:style-name="Decimal_20_inch_20_size" table:formula="of:=[.J1]/25.4" office:value-type="float" office:value="0.511811023622047">
            <text:p>.512</text:p>
          </table:table-cell>
          <table:table-cell table:style-name="Wrench_20_min_20_inches" table:formula="of:=1.005*[.L1]+0.001" office:value-type="float" office:value="0.515370078740157">
            <text:p>.515</text:p>
          </table:table-cell>
          <table:table-cell table:style-name="Wrench_20_max_20_inches" table:formula="of:=[.M1]+0.005*[.L1]+0.004" office:value-type="float" office:value="0.521929133858268">
            <text:p>.522</text:p>
          </table:table-cell>
          <table:table-cell table:style-name="ce12"/>
          <table:table-cell table:style-name="Wrench_20_min_20_mm" table:formula="of:=[.M1]*25.4" office:value-type="float" office:value="13.0904">
            <text:p>13.09</text:p>
          </table:table-cell>
          <table:table-cell table:style-name="Wrench_20_max_20_mm" table:formula="of:=[.N1]*25.4" office:value-type="float" office:value="13.257">
            <text:p>13.26</text:p>
          </table:table-cell>
          <table:table-cell table:style-name="ce15" table:number-columns-repeated="243"/>
          <table:table-cell table:style-name="ce7" table:number-columns-repeated="764"/>
        </table:table-row>
        <table:table-row table:style-name="ro2">
          <table:table-cell table:style-name="ce2"/>
          <table:table-cell table:style-name="Default" office:value-type="string">
            <text:p>Orig</text:p>
          </table:table-cell>
          <table:table-cell/>
          <table:table-cell office:value-type="string" table:number-columns-spanned="2" table:number-rows-spanned="1">
            <text:p><text:s text:c="5"/>inches</text:p>
          </table:table-cell>
          <table:covered-table-cell/>
          <table:table-cell table:style-name="ce10"/>
          <table:table-cell table:style-name="ce13" office:value-type="string" table:number-columns-spanned="2" table:number-rows-spanned="1">
            <text:p><text:s text:c="4"/>mm</text:p>
          </table:table-cell>
          <table:covered-table-cell table:style-name="ce13"/>
          <table:table-cell/>
          <table:table-cell table:style-name="Metric_20_size" office:value-type="float" office:value="14">
            <text:p>14</text:p>
          </table:table-cell>
          <table:table-cell table:style-name="ce6" office:value-type="string">
            <text:p>28</text:p>
          </table:table-cell>
          <table:table-cell table:style-name="Decimal_20_inch_20_size" table:formula="of:=[.J2]/25.4" office:value-type="float" office:value="0.551181102362205">
            <text:p>.551</text:p>
          </table:table-cell>
          <table:table-cell table:style-name="Wrench_20_min_20_inches" table:formula="of:=1.005*[.L2]+0.001" office:value-type="float" office:value="0.554937007874016">
            <text:p>.555</text:p>
          </table:table-cell>
          <table:table-cell table:style-name="Wrench_20_max_20_inches" table:formula="of:=[.M2]+0.005*[.L2]+0.004" office:value-type="float" office:value="0.561692913385827">
            <text:p>.562</text:p>
          </table:table-cell>
          <table:table-cell table:style-name="ce12"/>
          <table:table-cell table:style-name="Wrench_20_min_20_mm" table:formula="of:=[.M2]*25.4" office:value-type="float" office:value="14.0954">
            <text:p>14.10</text:p>
          </table:table-cell>
          <table:table-cell table:style-name="Wrench_20_max_20_mm" table:formula="of:=[.N2]*25.4" office:value-type="float" office:value="14.267">
            <text:p>14.27</text:p>
          </table:table-cell>
          <table:table-cell table:style-name="ce15" table:number-columns-repeated="243"/>
          <table:table-cell table:style-name="ce7" table:number-columns-repeated="764"/>
        </table:table-row>
        <table:table-row table:style-name="ro2">
          <table:table-cell table:style-name="ce3" office:value-type="string">
            <text:p>Size</text:p>
          </table:table-cell>
          <table:table-cell table:style-name="Header" office:value-type="string">
            <text:p>Order</text:p>
          </table:table-cell>
          <table:table-cell table:style-name="Header"/>
          <table:table-cell table:style-name="Header" office:value-type="string">
            <text:p>min</text:p>
          </table:table-cell>
          <table:table-cell table:style-name="ce9" office:value-type="string">
            <text:p>max</text:p>
          </table:table-cell>
          <table:table-cell table:style-name="ce11"/>
          <table:table-cell table:style-name="ce14" office:value-type="string">
            <text:p>min</text:p>
          </table:table-cell>
          <table:table-cell table:style-name="ce14" office:value-type="string">
            <text:p>max</text:p>
          </table:table-cell>
          <table:table-cell/>
          <table:table-cell table:style-name="ce4" office:value-type="string">
            <text:p>9/16</text:p>
          </table:table-cell>
          <table:table-cell table:style-name="ce6" office:value-type="string">
            <text:p>10</text:p>
          </table:table-cell>
          <table:table-cell table:style-name="Decimal_20_inch_20_size" table:formula="of:=9/16" office:value-type="float" office:value="0.5625">
            <text:p>.563</text:p>
          </table:table-cell>
          <table:table-cell table:style-name="Wrench_20_min_20_inches" table:formula="of:=1.005*[.L3]+0.001" office:value-type="float" office:value="0.5663125">
            <text:p>.566</text:p>
          </table:table-cell>
          <table:table-cell table:style-name="Wrench_20_max_20_inches" table:formula="of:=[.M3]+0.005*[.L3]+0.004" office:value-type="float" office:value="0.573125">
            <text:p>.573</text:p>
          </table:table-cell>
          <table:table-cell table:style-name="ce12"/>
          <table:table-cell table:style-name="Wrench_20_min_20_mm" table:formula="of:=[.M3]*25.4" office:value-type="float" office:value="14.3843375">
            <text:p>14.38</text:p>
          </table:table-cell>
          <table:table-cell table:style-name="Wrench_20_max_20_mm" table:formula="of:=[.N3]*25.4" office:value-type="float" office:value="14.557375">
            <text:p>14.56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3/16</text:p>
          </table:table-cell>
          <table:table-cell table:style-name="ce6" office:value-type="string">
            <text:p>1</text:p>
          </table:table-cell>
          <table:table-cell table:style-name="Decimal_20_inch_20_size" table:formula="of:=3/16" office:value-type="float" office:value="0.1875">
            <text:p>.188</text:p>
          </table:table-cell>
          <table:table-cell table:style-name="Wrench_20_min_20_inches" table:formula="of:=1.005*[.C4]+0.001" office:value-type="float" office:value="0.1894375">
            <text:p>.189</text:p>
          </table:table-cell>
          <table:table-cell table:style-name="Wrench_20_max_20_inches" table:formula="of:=[.D4]+0.005*[.C4]+0.004" office:value-type="float" office:value="0.194375">
            <text:p>.194</text:p>
          </table:table-cell>
          <table:table-cell table:style-name="ce12"/>
          <table:table-cell table:style-name="Wrench_20_min_20_mm" table:formula="of:=[.D4]*25.4" office:value-type="float" office:value="4.8117125">
            <text:p>4.81</text:p>
          </table:table-cell>
          <table:table-cell table:style-name="Wrench_20_max_20_mm" table:formula="of:=[.E4]*25.4" office:value-type="float" office:value="4.937125">
            <text:p>4.94</text:p>
          </table:table-cell>
          <table:table-cell table:style-name="Wrench_20_max_20_mm"/>
          <table:table-cell table:style-name="Metric_20_size" office:value-type="float" office:value="15">
            <text:p>15</text:p>
          </table:table-cell>
          <table:table-cell table:style-name="ce6" office:value-type="string">
            <text:p>29</text:p>
          </table:table-cell>
          <table:table-cell table:style-name="Decimal_20_inch_20_size" table:formula="of:=[.J4]/25.4" office:value-type="float" office:value="0.590551181102362">
            <text:p>.591</text:p>
          </table:table-cell>
          <table:table-cell table:style-name="Wrench_20_min_20_inches" table:formula="of:=1.005*[.L4]+0.001" office:value-type="float" office:value="0.594503937007874">
            <text:p>.595</text:p>
          </table:table-cell>
          <table:table-cell table:style-name="Wrench_20_max_20_inches" table:formula="of:=[.M4]+0.005*[.L4]+0.004" office:value-type="float" office:value="0.601456692913386">
            <text:p>.601</text:p>
          </table:table-cell>
          <table:table-cell table:style-name="ce12"/>
          <table:table-cell table:style-name="Wrench_20_min_20_mm" table:formula="of:=[.M4]*25.4" office:value-type="float" office:value="15.1004">
            <text:p>15.10</text:p>
          </table:table-cell>
          <table:table-cell table:style-name="Wrench_20_max_20_mm" table:formula="of:=[.N4]*25.4" office:value-type="float" office:value="15.277">
            <text:p>15.28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5">
            <text:p>5</text:p>
          </table:table-cell>
          <table:table-cell table:style-name="ce6" office:value-type="string">
            <text:p>18</text:p>
          </table:table-cell>
          <table:table-cell table:style-name="Decimal_20_inch_20_size" table:formula="of:=[.A5]/25.4" office:value-type="float" office:value="0.196850393700787">
            <text:p>.197</text:p>
          </table:table-cell>
          <table:table-cell table:style-name="Wrench_20_min_20_inches" table:formula="of:=1.005*[.C5]+0.001" office:value-type="float" office:value="0.198834645669291">
            <text:p>.199</text:p>
          </table:table-cell>
          <table:table-cell table:style-name="Wrench_20_max_20_inches" table:formula="of:=[.D5]+0.005*[.C5]+0.004" office:value-type="float" office:value="0.203818897637795">
            <text:p>.204</text:p>
          </table:table-cell>
          <table:table-cell table:style-name="ce12"/>
          <table:table-cell table:style-name="Wrench_20_min_20_mm" table:formula="of:=[.D5]*25.4" office:value-type="float" office:value="5.0504">
            <text:p>5.05</text:p>
          </table:table-cell>
          <table:table-cell table:style-name="Wrench_20_max_20_mm" table:formula="of:=[.E5]*25.4" office:value-type="float" office:value="5.177">
            <text:p>5.18</text:p>
          </table:table-cell>
          <table:table-cell table:style-name="Wrench_20_max_20_mm"/>
          <table:table-cell table:style-name="ce4" office:value-type="string">
            <text:p>5/8</text:p>
          </table:table-cell>
          <table:table-cell table:style-name="ce6" office:value-type="string">
            <text:p>11</text:p>
          </table:table-cell>
          <table:table-cell table:style-name="Decimal_20_inch_20_size" table:formula="of:=5/8" office:value-type="float" office:value="0.625">
            <text:p>.625</text:p>
          </table:table-cell>
          <table:table-cell table:style-name="Wrench_20_min_20_inches" table:formula="of:=1.005*[.L5]+0.001" office:value-type="float" office:value="0.629125">
            <text:p>.629</text:p>
          </table:table-cell>
          <table:table-cell table:style-name="Wrench_20_max_20_inches" table:formula="of:=[.M5]+0.005*[.L5]+0.004" office:value-type="float" office:value="0.63625">
            <text:p>.636</text:p>
          </table:table-cell>
          <table:table-cell table:style-name="ce12"/>
          <table:table-cell table:style-name="Wrench_20_min_20_mm" table:formula="of:=[.M5]*25.4" office:value-type="float" office:value="15.979775">
            <text:p>15.98</text:p>
          </table:table-cell>
          <table:table-cell table:style-name="Wrench_20_max_20_mm" table:formula="of:=[.N5]*25.4" office:value-type="float" office:value="16.16075">
            <text:p>16.16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5.5">
            <text:p>5.5</text:p>
          </table:table-cell>
          <table:table-cell table:style-name="ce6" office:value-type="string">
            <text:p>19</text:p>
          </table:table-cell>
          <table:table-cell table:style-name="Decimal_20_inch_20_size" table:formula="of:=[.A6]/25.4" office:value-type="float" office:value="0.216535433070866">
            <text:p>.217</text:p>
          </table:table-cell>
          <table:table-cell table:style-name="Wrench_20_min_20_inches" table:formula="of:=1.005*[.C6]+0.001" office:value-type="float" office:value="0.21861811023622">
            <text:p>.219</text:p>
          </table:table-cell>
          <table:table-cell table:style-name="Wrench_20_max_20_inches" table:formula="of:=[.D6]+0.005*[.C6]+0.004" office:value-type="float" office:value="0.223700787401575">
            <text:p>.224</text:p>
          </table:table-cell>
          <table:table-cell table:style-name="ce12"/>
          <table:table-cell table:style-name="Wrench_20_min_20_mm" table:formula="of:=[.D6]*25.4" office:value-type="float" office:value="5.5529">
            <text:p>5.55</text:p>
          </table:table-cell>
          <table:table-cell table:style-name="Wrench_20_max_20_mm" table:formula="of:=[.E6]*25.4" office:value-type="float" office:value="5.682">
            <text:p>5.68</text:p>
          </table:table-cell>
          <table:table-cell table:style-name="Wrench_20_max_20_mm"/>
          <table:table-cell table:style-name="Metric_20_size" office:value-type="float" office:value="16">
            <text:p>16</text:p>
          </table:table-cell>
          <table:table-cell table:style-name="ce6" office:value-type="string">
            <text:p>30</text:p>
          </table:table-cell>
          <table:table-cell table:style-name="Decimal_20_inch_20_size" table:formula="of:=[.J6]/25.4" office:value-type="float" office:value="0.62992125984252">
            <text:p>.630</text:p>
          </table:table-cell>
          <table:table-cell table:style-name="Wrench_20_min_20_inches" table:formula="of:=1.005*[.L6]+0.001" office:value-type="float" office:value="0.634070866141732">
            <text:p>.634</text:p>
          </table:table-cell>
          <table:table-cell table:style-name="Wrench_20_max_20_inches" table:formula="of:=[.M6]+0.005*[.L6]+0.004" office:value-type="float" office:value="0.641220472440945">
            <text:p>.641</text:p>
          </table:table-cell>
          <table:table-cell table:style-name="ce12"/>
          <table:table-cell table:style-name="Wrench_20_min_20_mm" table:formula="of:=[.M6]*25.4" office:value-type="float" office:value="16.1054">
            <text:p>16.11</text:p>
          </table:table-cell>
          <table:table-cell table:style-name="Wrench_20_max_20_mm" table:formula="of:=[.N6]*25.4" office:value-type="float" office:value="16.287">
            <text:p>16.29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7/32</text:p>
          </table:table-cell>
          <table:table-cell table:style-name="ce6" office:value-type="string">
            <text:p>2</text:p>
          </table:table-cell>
          <table:table-cell table:style-name="Decimal_20_inch_20_size" table:formula="of:=7/32" office:value-type="float" office:value="0.21875">
            <text:p>.219</text:p>
          </table:table-cell>
          <table:table-cell table:style-name="Wrench_20_min_20_inches" table:formula="of:=1.005*[.C7]+0.001" office:value-type="float" office:value="0.22084375">
            <text:p>.221</text:p>
          </table:table-cell>
          <table:table-cell table:style-name="Wrench_20_max_20_inches" table:formula="of:=[.D7]+0.005*[.C7]+0.004" office:value-type="float" office:value="0.2259375">
            <text:p>.226</text:p>
          </table:table-cell>
          <table:table-cell table:style-name="ce12"/>
          <table:table-cell table:style-name="Wrench_20_min_20_mm" table:formula="of:=[.D7]*25.4" office:value-type="float" office:value="5.60943125">
            <text:p>5.61</text:p>
          </table:table-cell>
          <table:table-cell table:style-name="Wrench_20_max_20_mm" table:formula="of:=[.E7]*25.4" office:value-type="float" office:value="5.7388125">
            <text:p>5.74</text:p>
          </table:table-cell>
          <table:table-cell table:style-name="Wrench_20_max_20_mm"/>
          <table:table-cell table:style-name="Metric_20_size" office:value-type="float" office:value="17">
            <text:p>17</text:p>
          </table:table-cell>
          <table:table-cell table:style-name="ce6" office:value-type="string">
            <text:p>31</text:p>
          </table:table-cell>
          <table:table-cell table:style-name="Decimal_20_inch_20_size" table:formula="of:=[.J7]/25.4" office:value-type="float" office:value="0.669291338582677">
            <text:p>.669</text:p>
          </table:table-cell>
          <table:table-cell table:style-name="Wrench_20_min_20_inches" table:formula="of:=1.005*[.L7]+0.001" office:value-type="float" office:value="0.673637795275591">
            <text:p>.674</text:p>
          </table:table-cell>
          <table:table-cell table:style-name="Wrench_20_max_20_inches" table:formula="of:=[.M7]+0.005*[.L7]+0.004" office:value-type="float" office:value="0.680984251968504">
            <text:p>.681</text:p>
          </table:table-cell>
          <table:table-cell table:style-name="ce12"/>
          <table:table-cell table:style-name="Wrench_20_min_20_mm" table:formula="of:=[.M7]*25.4" office:value-type="float" office:value="17.1104">
            <text:p>17.11</text:p>
          </table:table-cell>
          <table:table-cell table:style-name="Wrench_20_max_20_mm" table:formula="of:=[.N7]*25.4" office:value-type="float" office:value="17.297">
            <text:p>17.30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6">
            <text:p>6</text:p>
          </table:table-cell>
          <table:table-cell table:style-name="ce6" office:value-type="string">
            <text:p>20</text:p>
          </table:table-cell>
          <table:table-cell table:style-name="Decimal_20_inch_20_size" table:formula="of:=[.A8]/25.4" office:value-type="float" office:value="0.236220472440945">
            <text:p>.236</text:p>
          </table:table-cell>
          <table:table-cell table:style-name="Wrench_20_min_20_inches" table:formula="of:=1.005*[.C8]+0.001" office:value-type="float" office:value="0.23840157480315">
            <text:p>.238</text:p>
          </table:table-cell>
          <table:table-cell table:style-name="Wrench_20_max_20_inches" table:formula="of:=[.D8]+0.005*[.C8]+0.004" office:value-type="float" office:value="0.243582677165354">
            <text:p>.244</text:p>
          </table:table-cell>
          <table:table-cell table:style-name="ce12"/>
          <table:table-cell table:style-name="Wrench_20_min_20_mm" table:formula="of:=[.D8]*25.4" office:value-type="float" office:value="6.0554">
            <text:p>6.06</text:p>
          </table:table-cell>
          <table:table-cell table:style-name="Wrench_20_max_20_mm" table:formula="of:=[.E8]*25.4" office:value-type="float" office:value="6.187">
            <text:p>6.19</text:p>
          </table:table-cell>
          <table:table-cell table:style-name="Wrench_20_max_20_mm"/>
          <table:table-cell table:style-name="ce4" office:value-type="string">
            <text:p>11/16</text:p>
          </table:table-cell>
          <table:table-cell table:style-name="ce6" office:value-type="string">
            <text:p>12</text:p>
          </table:table-cell>
          <table:table-cell table:style-name="Decimal_20_inch_20_size" table:formula="of:=11/16" office:value-type="float" office:value="0.6875">
            <text:p>.688</text:p>
          </table:table-cell>
          <table:table-cell table:style-name="Wrench_20_min_20_inches" table:formula="of:=1.005*[.L8]+0.001" office:value-type="float" office:value="0.6919375">
            <text:p>.692</text:p>
          </table:table-cell>
          <table:table-cell table:style-name="Wrench_20_max_20_inches" table:formula="of:=[.M8]+0.005*[.L8]+0.004" office:value-type="float" office:value="0.699375">
            <text:p>.699</text:p>
          </table:table-cell>
          <table:table-cell table:style-name="ce12"/>
          <table:table-cell table:style-name="Wrench_20_min_20_mm" table:formula="of:=[.M8]*25.4" office:value-type="float" office:value="17.5752125">
            <text:p>17.58</text:p>
          </table:table-cell>
          <table:table-cell table:style-name="Wrench_20_max_20_mm" table:formula="of:=[.N8]*25.4" office:value-type="float" office:value="17.764125">
            <text:p>17.76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1/4</text:p>
          </table:table-cell>
          <table:table-cell table:style-name="ce6" office:value-type="string">
            <text:p>3</text:p>
          </table:table-cell>
          <table:table-cell table:style-name="Decimal_20_inch_20_size" table:formula="of:=1/4" office:value-type="float" office:value="0.25">
            <text:p>.250</text:p>
          </table:table-cell>
          <table:table-cell table:style-name="Wrench_20_min_20_inches" table:formula="of:=1.005*[.C9]+0.001" office:value-type="float" office:value="0.25225">
            <text:p>.252</text:p>
          </table:table-cell>
          <table:table-cell table:style-name="Wrench_20_max_20_inches" table:formula="of:=[.D9]+0.005*[.C9]+0.004" office:value-type="float" office:value="0.2575">
            <text:p>.258</text:p>
          </table:table-cell>
          <table:table-cell table:style-name="ce12"/>
          <table:table-cell table:style-name="Wrench_20_min_20_mm" table:formula="of:=[.D9]*25.4" office:value-type="float" office:value="6.40715">
            <text:p>6.41</text:p>
          </table:table-cell>
          <table:table-cell table:style-name="Wrench_20_max_20_mm" table:formula="of:=[.E9]*25.4" office:value-type="float" office:value="6.5405">
            <text:p>6.54</text:p>
          </table:table-cell>
          <table:table-cell table:style-name="Wrench_20_max_20_mm"/>
          <table:table-cell table:style-name="Metric_20_size" office:value-type="float" office:value="18">
            <text:p>18</text:p>
          </table:table-cell>
          <table:table-cell table:style-name="ce6" office:value-type="string">
            <text:p>32</text:p>
          </table:table-cell>
          <table:table-cell table:style-name="Decimal_20_inch_20_size" table:formula="of:=[.J9]/25.4" office:value-type="float" office:value="0.708661417322835">
            <text:p>.709</text:p>
          </table:table-cell>
          <table:table-cell table:style-name="Wrench_20_min_20_inches" table:formula="of:=1.005*[.L9]+0.001" office:value-type="float" office:value="0.713204724409449">
            <text:p>.713</text:p>
          </table:table-cell>
          <table:table-cell table:style-name="Wrench_20_max_20_inches" table:formula="of:=[.M9]+0.005*[.L9]+0.004" office:value-type="float" office:value="0.720748031496063">
            <text:p>.721</text:p>
          </table:table-cell>
          <table:table-cell table:style-name="ce12"/>
          <table:table-cell table:style-name="Wrench_20_min_20_mm" table:formula="of:=[.M9]*25.4" office:value-type="float" office:value="18.1154">
            <text:p>18.12</text:p>
          </table:table-cell>
          <table:table-cell table:style-name="Wrench_20_max_20_mm" table:formula="of:=[.N9]*25.4" office:value-type="float" office:value="18.307">
            <text:p>18.31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7">
            <text:p>7</text:p>
          </table:table-cell>
          <table:table-cell table:style-name="ce6" office:value-type="string">
            <text:p>21</text:p>
          </table:table-cell>
          <table:table-cell table:style-name="Decimal_20_inch_20_size" table:formula="of:=[.A10]/25.4" office:value-type="float" office:value="0.275590551181102">
            <text:p>.276</text:p>
          </table:table-cell>
          <table:table-cell table:style-name="Wrench_20_min_20_inches" table:formula="of:=1.005*[.C10]+0.001" office:value-type="float" office:value="0.277968503937008">
            <text:p>.278</text:p>
          </table:table-cell>
          <table:table-cell table:style-name="Wrench_20_max_20_inches" table:formula="of:=[.D10]+0.005*[.C10]+0.004" office:value-type="float" office:value="0.283346456692913">
            <text:p>.283</text:p>
          </table:table-cell>
          <table:table-cell table:style-name="ce12"/>
          <table:table-cell table:style-name="Wrench_20_min_20_mm" table:formula="of:=[.D10]*25.4" office:value-type="float" office:value="7.0604">
            <text:p>7.06</text:p>
          </table:table-cell>
          <table:table-cell table:style-name="Wrench_20_max_20_mm" table:formula="of:=[.E10]*25.4" office:value-type="float" office:value="7.197">
            <text:p>7.20</text:p>
          </table:table-cell>
          <table:table-cell table:style-name="Wrench_20_max_20_mm"/>
          <table:table-cell table:style-name="Metric_20_size" office:value-type="float" office:value="19">
            <text:p>19</text:p>
          </table:table-cell>
          <table:table-cell table:style-name="ce6" office:value-type="string">
            <text:p>33</text:p>
          </table:table-cell>
          <table:table-cell table:style-name="Decimal_20_inch_20_size" table:formula="of:=[.J10]/25.4" office:value-type="float" office:value="0.748031496062992">
            <text:p>.748</text:p>
          </table:table-cell>
          <table:table-cell table:style-name="Wrench_20_min_20_inches" table:formula="of:=1.005*[.L10]+0.001" office:value-type="float" office:value="0.752771653543307">
            <text:p>.753</text:p>
          </table:table-cell>
          <table:table-cell table:style-name="Wrench_20_max_20_inches" table:formula="of:=[.M10]+0.005*[.L10]+0.004" office:value-type="float" office:value="0.760511811023622">
            <text:p>.761</text:p>
          </table:table-cell>
          <table:table-cell table:style-name="ce12"/>
          <table:table-cell table:style-name="Wrench_20_min_20_mm" table:formula="of:=[.M10]*25.4" office:value-type="float" office:value="19.1204">
            <text:p>19.12</text:p>
          </table:table-cell>
          <table:table-cell table:style-name="Wrench_20_max_20_mm" table:formula="of:=[.N10]*25.4" office:value-type="float" office:value="19.317">
            <text:p>19.32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9/32</text:p>
          </table:table-cell>
          <table:table-cell table:style-name="ce6" office:value-type="string">
            <text:p>4</text:p>
          </table:table-cell>
          <table:table-cell table:style-name="Decimal_20_inch_20_size" table:formula="of:=9/32" office:value-type="float" office:value="0.28125">
            <text:p>.281</text:p>
          </table:table-cell>
          <table:table-cell table:style-name="Wrench_20_min_20_inches" table:formula="of:=1.005*[.C11]+0.001" office:value-type="float" office:value="0.28365625">
            <text:p>.284</text:p>
          </table:table-cell>
          <table:table-cell table:style-name="Wrench_20_max_20_inches" table:formula="of:=[.D11]+0.005*[.C11]+0.004" office:value-type="float" office:value="0.2890625">
            <text:p>.289</text:p>
          </table:table-cell>
          <table:table-cell table:style-name="ce12"/>
          <table:table-cell table:style-name="Wrench_20_min_20_mm" table:formula="of:=[.D11]*25.4" office:value-type="float" office:value="7.20486875">
            <text:p>7.20</text:p>
          </table:table-cell>
          <table:table-cell table:style-name="Wrench_20_max_20_mm" table:formula="of:=[.E11]*25.4" office:value-type="float" office:value="7.3421875">
            <text:p>7.34</text:p>
          </table:table-cell>
          <table:table-cell table:style-name="Wrench_20_max_20_mm"/>
          <table:table-cell table:style-name="ce4" office:value-type="string">
            <text:p>3/4</text:p>
          </table:table-cell>
          <table:table-cell table:style-name="ce6" office:value-type="string">
            <text:p>13</text:p>
          </table:table-cell>
          <table:table-cell table:style-name="Decimal_20_inch_20_size" table:formula="of:=3/4" office:value-type="float" office:value="0.75">
            <text:p>.750</text:p>
          </table:table-cell>
          <table:table-cell table:style-name="Wrench_20_min_20_inches" table:formula="of:=1.005*[.L11]+0.001" office:value-type="float" office:value="0.75475">
            <text:p>.755</text:p>
          </table:table-cell>
          <table:table-cell table:style-name="Wrench_20_max_20_inches" table:formula="of:=[.M11]+0.005*[.L11]+0.004" office:value-type="float" office:value="0.7625">
            <text:p>.763</text:p>
          </table:table-cell>
          <table:table-cell table:style-name="ce12"/>
          <table:table-cell table:style-name="Wrench_20_min_20_mm" table:formula="of:=[.M11]*25.4" office:value-type="float" office:value="19.17065">
            <text:p>19.17</text:p>
          </table:table-cell>
          <table:table-cell table:style-name="Wrench_20_max_20_mm" table:formula="of:=[.N11]*25.4" office:value-type="float" office:value="19.3675">
            <text:p>19.37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5/16</text:p>
          </table:table-cell>
          <table:table-cell table:style-name="ce6" office:value-type="string">
            <text:p>5</text:p>
          </table:table-cell>
          <table:table-cell table:style-name="Decimal_20_inch_20_size" table:formula="of:=5/16" office:value-type="float" office:value="0.3125">
            <text:p>.313</text:p>
          </table:table-cell>
          <table:table-cell table:style-name="Wrench_20_min_20_inches" table:formula="of:=1.005*[.C12]+0.001" office:value-type="float" office:value="0.3150625">
            <text:p>.315</text:p>
          </table:table-cell>
          <table:table-cell table:style-name="Wrench_20_max_20_inches" table:formula="of:=[.D12]+0.005*[.C12]+0.004" office:value-type="float" office:value="0.320625">
            <text:p>.321</text:p>
          </table:table-cell>
          <table:table-cell table:style-name="ce12"/>
          <table:table-cell table:style-name="Wrench_20_min_20_mm" table:formula="of:=[.D12]*25.4" office:value-type="float" office:value="8.0025875">
            <text:p>8.00</text:p>
          </table:table-cell>
          <table:table-cell table:style-name="Wrench_20_max_20_mm" table:formula="of:=[.E12]*25.4" office:value-type="float" office:value="8.143875">
            <text:p>8.14</text:p>
          </table:table-cell>
          <table:table-cell table:style-name="Wrench_20_max_20_mm"/>
          <table:table-cell table:style-name="Metric_20_size" office:value-type="float" office:value="20">
            <text:p>20</text:p>
          </table:table-cell>
          <table:table-cell table:style-name="ce6" office:value-type="string">
            <text:p>34</text:p>
          </table:table-cell>
          <table:table-cell table:style-name="Decimal_20_inch_20_size" table:formula="of:=[.J12]/25.4" office:value-type="float" office:value="0.78740157480315">
            <text:p>.787</text:p>
          </table:table-cell>
          <table:table-cell table:style-name="Wrench_20_min_20_inches" table:formula="of:=1.005*[.L12]+0.001" office:value-type="float" office:value="0.792338582677165">
            <text:p>.792</text:p>
          </table:table-cell>
          <table:table-cell table:style-name="Wrench_20_max_20_inches" table:formula="of:=[.M12]+0.005*[.L12]+0.004" office:value-type="float" office:value="0.800275590551181">
            <text:p>.800</text:p>
          </table:table-cell>
          <table:table-cell table:style-name="ce12"/>
          <table:table-cell table:style-name="Wrench_20_min_20_mm" table:formula="of:=[.M12]*25.4" office:value-type="float" office:value="20.1254">
            <text:p>20.13</text:p>
          </table:table-cell>
          <table:table-cell table:style-name="Wrench_20_max_20_mm" table:formula="of:=[.N12]*25.4" office:value-type="float" office:value="20.327">
            <text:p>20.33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8">
            <text:p>8</text:p>
          </table:table-cell>
          <table:table-cell table:style-name="ce6" office:value-type="string">
            <text:p>22</text:p>
          </table:table-cell>
          <table:table-cell table:style-name="Decimal_20_inch_20_size" table:formula="of:=[.A13]/25.4" office:value-type="float" office:value="0.31496062992126">
            <text:p>.315</text:p>
          </table:table-cell>
          <table:table-cell table:style-name="Wrench_20_min_20_inches" table:formula="of:=1.005*[.C13]+0.001" office:value-type="float" office:value="0.317535433070866">
            <text:p>.318</text:p>
          </table:table-cell>
          <table:table-cell table:style-name="Wrench_20_max_20_inches" table:formula="of:=[.D13]+0.005*[.C13]+0.004" office:value-type="float" office:value="0.323110236220472">
            <text:p>.323</text:p>
          </table:table-cell>
          <table:table-cell table:style-name="ce12"/>
          <table:table-cell table:style-name="Wrench_20_min_20_mm" table:formula="of:=[.D13]*25.4" office:value-type="float" office:value="8.0654">
            <text:p>8.07</text:p>
          </table:table-cell>
          <table:table-cell table:style-name="Wrench_20_max_20_mm" table:formula="of:=[.E13]*25.4" office:value-type="float" office:value="8.207">
            <text:p>8.21</text:p>
          </table:table-cell>
          <table:table-cell table:style-name="Wrench_20_max_20_mm"/>
          <table:table-cell table:style-name="ce4" office:value-type="string">
            <text:p>13/16</text:p>
          </table:table-cell>
          <table:table-cell table:style-name="ce6" office:value-type="string">
            <text:p>14</text:p>
          </table:table-cell>
          <table:table-cell table:style-name="Decimal_20_inch_20_size" table:formula="of:=13/16" office:value-type="float" office:value="0.8125">
            <text:p>.813</text:p>
          </table:table-cell>
          <table:table-cell table:style-name="Wrench_20_min_20_inches" table:formula="of:=1.005*[.L13]+0.001" office:value-type="float" office:value="0.8175625">
            <text:p>.818</text:p>
          </table:table-cell>
          <table:table-cell table:style-name="Wrench_20_max_20_inches" table:formula="of:=[.M13]+0.005*[.L13]+0.004" office:value-type="float" office:value="0.825625">
            <text:p>.826</text:p>
          </table:table-cell>
          <table:table-cell table:style-name="ce12"/>
          <table:table-cell table:style-name="Wrench_20_min_20_mm" table:formula="of:=[.M13]*25.4" office:value-type="float" office:value="20.7660875">
            <text:p>20.77</text:p>
          </table:table-cell>
          <table:table-cell table:style-name="Wrench_20_max_20_mm" table:formula="of:=[.N13]*25.4" office:value-type="float" office:value="20.970875">
            <text:p>20.97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11/32</text:p>
          </table:table-cell>
          <table:table-cell table:style-name="ce6" office:value-type="string">
            <text:p>6</text:p>
          </table:table-cell>
          <table:table-cell table:style-name="Decimal_20_inch_20_size" table:formula="of:=11/32" office:value-type="float" office:value="0.34375">
            <text:p>.344</text:p>
          </table:table-cell>
          <table:table-cell table:style-name="Wrench_20_min_20_inches" table:formula="of:=1.005*[.C14]+0.001" office:value-type="float" office:value="0.34646875">
            <text:p>.346</text:p>
          </table:table-cell>
          <table:table-cell table:style-name="Wrench_20_max_20_inches" table:formula="of:=[.D14]+0.005*[.C14]+0.004" office:value-type="float" office:value="0.3521875">
            <text:p>.352</text:p>
          </table:table-cell>
          <table:table-cell table:style-name="ce12"/>
          <table:table-cell table:style-name="Wrench_20_min_20_mm" table:formula="of:=[.D14]*25.4" office:value-type="float" office:value="8.80030625">
            <text:p>8.80</text:p>
          </table:table-cell>
          <table:table-cell table:style-name="Wrench_20_max_20_mm" table:formula="of:=[.E14]*25.4" office:value-type="float" office:value="8.9455625">
            <text:p>8.95</text:p>
          </table:table-cell>
          <table:table-cell table:style-name="Wrench_20_max_20_mm"/>
          <table:table-cell table:style-name="Metric_20_size" office:value-type="float" office:value="21">
            <text:p>21</text:p>
          </table:table-cell>
          <table:table-cell table:style-name="ce6" office:value-type="string">
            <text:p>35</text:p>
          </table:table-cell>
          <table:table-cell table:style-name="Decimal_20_inch_20_size" table:formula="of:=[.J14]/25.4" office:value-type="float" office:value="0.826771653543307">
            <text:p>.827</text:p>
          </table:table-cell>
          <table:table-cell table:style-name="Wrench_20_min_20_inches" table:formula="of:=1.005*[.L14]+0.001" office:value-type="float" office:value="0.831905511811024">
            <text:p>.832</text:p>
          </table:table-cell>
          <table:table-cell table:style-name="Wrench_20_max_20_inches" table:formula="of:=[.M14]+0.005*[.L14]+0.004" office:value-type="float" office:value="0.84003937007874">
            <text:p>.840</text:p>
          </table:table-cell>
          <table:table-cell table:style-name="ce12"/>
          <table:table-cell table:style-name="Wrench_20_min_20_mm" table:formula="of:=[.M14]*25.4" office:value-type="float" office:value="21.1304">
            <text:p>21.13</text:p>
          </table:table-cell>
          <table:table-cell table:style-name="Wrench_20_max_20_mm" table:formula="of:=[.N14]*25.4" office:value-type="float" office:value="21.337">
            <text:p>21.34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9">
            <text:p>9</text:p>
          </table:table-cell>
          <table:table-cell table:style-name="ce6" office:value-type="string">
            <text:p>23</text:p>
          </table:table-cell>
          <table:table-cell table:style-name="Decimal_20_inch_20_size" table:formula="of:=[.A15]/25.4" office:value-type="float" office:value="0.354330708661417">
            <text:p>.354</text:p>
          </table:table-cell>
          <table:table-cell table:style-name="Wrench_20_min_20_inches" table:formula="of:=1.005*[.C15]+0.001" office:value-type="float" office:value="0.357102362204724">
            <text:p>.357</text:p>
          </table:table-cell>
          <table:table-cell table:style-name="Wrench_20_max_20_inches" table:formula="of:=[.D15]+0.005*[.C15]+0.004" office:value-type="float" office:value="0.362874015748031">
            <text:p>.363</text:p>
          </table:table-cell>
          <table:table-cell table:style-name="ce12"/>
          <table:table-cell table:style-name="Wrench_20_min_20_mm" table:formula="of:=[.D15]*25.4" office:value-type="float" office:value="9.0704">
            <text:p>9.07</text:p>
          </table:table-cell>
          <table:table-cell table:style-name="Wrench_20_max_20_mm" table:formula="of:=[.E15]*25.4" office:value-type="float" office:value="9.217">
            <text:p>9.22</text:p>
          </table:table-cell>
          <table:table-cell table:style-name="Wrench_20_max_20_mm"/>
          <table:table-cell table:style-name="Metric_20_size" office:value-type="float" office:value="22">
            <text:p>22</text:p>
          </table:table-cell>
          <table:table-cell table:style-name="ce6" office:value-type="string">
            <text:p>36</text:p>
          </table:table-cell>
          <table:table-cell table:style-name="Decimal_20_inch_20_size" table:formula="of:=[.J15]/25.4" office:value-type="float" office:value="0.866141732283464">
            <text:p>.866</text:p>
          </table:table-cell>
          <table:table-cell table:style-name="Wrench_20_min_20_inches" table:formula="of:=1.005*[.L15]+0.001" office:value-type="float" office:value="0.871472440944882">
            <text:p>.871</text:p>
          </table:table-cell>
          <table:table-cell table:style-name="Wrench_20_max_20_inches" table:formula="of:=[.M15]+0.005*[.L15]+0.004" office:value-type="float" office:value="0.879803149606299">
            <text:p>.880</text:p>
          </table:table-cell>
          <table:table-cell table:style-name="ce12"/>
          <table:table-cell table:style-name="Wrench_20_min_20_mm" table:formula="of:=[.M15]*25.4" office:value-type="float" office:value="22.1354">
            <text:p>22.14</text:p>
          </table:table-cell>
          <table:table-cell table:style-name="Wrench_20_max_20_mm" table:formula="of:=[.N15]*25.4" office:value-type="float" office:value="22.347">
            <text:p>22.35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3/8</text:p>
          </table:table-cell>
          <table:table-cell table:style-name="ce6" office:value-type="string">
            <text:p>7</text:p>
          </table:table-cell>
          <table:table-cell table:style-name="Decimal_20_inch_20_size" table:formula="of:=3/8" office:value-type="float" office:value="0.375">
            <text:p>.375</text:p>
          </table:table-cell>
          <table:table-cell table:style-name="Wrench_20_min_20_inches" table:formula="of:=1.005*[.C16]+0.001" office:value-type="float" office:value="0.377875">
            <text:p>.378</text:p>
          </table:table-cell>
          <table:table-cell table:style-name="Wrench_20_max_20_inches" table:formula="of:=[.D16]+0.005*[.C16]+0.004" office:value-type="float" office:value="0.38375">
            <text:p>.384</text:p>
          </table:table-cell>
          <table:table-cell table:style-name="ce12"/>
          <table:table-cell table:style-name="Wrench_20_min_20_mm" table:formula="of:=[.D16]*25.4" office:value-type="float" office:value="9.598025">
            <text:p>9.60</text:p>
          </table:table-cell>
          <table:table-cell table:style-name="Wrench_20_max_20_mm" table:formula="of:=[.E16]*25.4" office:value-type="float" office:value="9.74725">
            <text:p>9.75</text:p>
          </table:table-cell>
          <table:table-cell table:style-name="Wrench_20_max_20_mm"/>
          <table:table-cell table:style-name="ce4" office:value-type="string">
            <text:p>7/8</text:p>
          </table:table-cell>
          <table:table-cell table:style-name="ce6" office:value-type="string">
            <text:p>15</text:p>
          </table:table-cell>
          <table:table-cell table:style-name="Decimal_20_inch_20_size" table:formula="of:=7/8" office:value-type="float" office:value="0.875">
            <text:p>.875</text:p>
          </table:table-cell>
          <table:table-cell table:style-name="Wrench_20_min_20_inches" table:formula="of:=1.005*[.L16]+0.001" office:value-type="float" office:value="0.880375">
            <text:p>.880</text:p>
          </table:table-cell>
          <table:table-cell table:style-name="Wrench_20_max_20_inches" table:formula="of:=[.M16]+0.005*[.L16]+0.004" office:value-type="float" office:value="0.88875">
            <text:p>.889</text:p>
          </table:table-cell>
          <table:table-cell table:style-name="ce12"/>
          <table:table-cell table:style-name="Wrench_20_min_20_mm" table:formula="of:=[.M16]*25.4" office:value-type="float" office:value="22.361525">
            <text:p>22.36</text:p>
          </table:table-cell>
          <table:table-cell table:style-name="Wrench_20_max_20_mm" table:formula="of:=[.N16]*25.4" office:value-type="float" office:value="22.57425">
            <text:p>22.57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10">
            <text:p>10</text:p>
          </table:table-cell>
          <table:table-cell table:style-name="ce6" office:value-type="string">
            <text:p>24</text:p>
          </table:table-cell>
          <table:table-cell table:style-name="Decimal_20_inch_20_size" table:formula="of:=[.A17]/25.4" office:value-type="float" office:value="0.393700787401575">
            <text:p>.394</text:p>
          </table:table-cell>
          <table:table-cell table:style-name="Wrench_20_min_20_inches" table:formula="of:=1.005*[.C17]+0.001" office:value-type="float" office:value="0.396669291338583">
            <text:p>.397</text:p>
          </table:table-cell>
          <table:table-cell table:style-name="Wrench_20_max_20_inches" table:formula="of:=[.D17]+0.005*[.C17]+0.004" office:value-type="float" office:value="0.40263779527559">
            <text:p>.403</text:p>
          </table:table-cell>
          <table:table-cell table:style-name="ce12"/>
          <table:table-cell table:style-name="Wrench_20_min_20_mm" table:formula="of:=[.D17]*25.4" office:value-type="float" office:value="10.0754">
            <text:p>10.08</text:p>
          </table:table-cell>
          <table:table-cell table:style-name="Wrench_20_max_20_mm" table:formula="of:=[.E17]*25.4" office:value-type="float" office:value="10.227">
            <text:p>10.23</text:p>
          </table:table-cell>
          <table:table-cell table:style-name="Wrench_20_max_20_mm"/>
          <table:table-cell table:style-name="Metric_20_size" office:value-type="float" office:value="23">
            <text:p>23</text:p>
          </table:table-cell>
          <table:table-cell table:style-name="ce6" office:value-type="string">
            <text:p>37</text:p>
          </table:table-cell>
          <table:table-cell table:style-name="Decimal_20_inch_20_size" table:formula="of:=[.J17]/25.4" office:value-type="float" office:value="0.905511811023622">
            <text:p>.906</text:p>
          </table:table-cell>
          <table:table-cell table:style-name="Wrench_20_min_20_inches" table:formula="of:=1.005*[.L17]+0.001" office:value-type="float" office:value="0.91103937007874">
            <text:p>.911</text:p>
          </table:table-cell>
          <table:table-cell table:style-name="Wrench_20_max_20_inches" table:formula="of:=[.M17]+0.005*[.L17]+0.004" office:value-type="float" office:value="0.919566929133858">
            <text:p>.920</text:p>
          </table:table-cell>
          <table:table-cell table:style-name="ce12"/>
          <table:table-cell table:style-name="Wrench_20_min_20_mm" table:formula="of:=[.M17]*25.4" office:value-type="float" office:value="23.1404">
            <text:p>23.14</text:p>
          </table:table-cell>
          <table:table-cell table:style-name="Wrench_20_max_20_mm" table:formula="of:=[.N17]*25.4" office:value-type="float" office:value="23.357">
            <text:p>23.36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11">
            <text:p>11</text:p>
          </table:table-cell>
          <table:table-cell table:style-name="ce6" office:value-type="string">
            <text:p>25</text:p>
          </table:table-cell>
          <table:table-cell table:style-name="Decimal_20_inch_20_size" table:formula="of:=[.A18]/25.4" office:value-type="float" office:value="0.433070866141732">
            <text:p>.433</text:p>
          </table:table-cell>
          <table:table-cell table:style-name="Wrench_20_min_20_inches" table:formula="of:=1.005*[.C18]+0.001" office:value-type="float" office:value="0.436236220472441">
            <text:p>.436</text:p>
          </table:table-cell>
          <table:table-cell table:style-name="Wrench_20_max_20_inches" table:formula="of:=[.D18]+0.005*[.C18]+0.004" office:value-type="float" office:value="0.44240157480315">
            <text:p>.442</text:p>
          </table:table-cell>
          <table:table-cell table:style-name="ce12"/>
          <table:table-cell table:style-name="Wrench_20_min_20_mm" table:formula="of:=[.D18]*25.4" office:value-type="float" office:value="11.0804">
            <text:p>11.08</text:p>
          </table:table-cell>
          <table:table-cell table:style-name="Wrench_20_max_20_mm" table:formula="of:=[.E18]*25.4" office:value-type="float" office:value="11.237">
            <text:p>11.24</text:p>
          </table:table-cell>
          <table:table-cell table:style-name="Wrench_20_max_20_mm"/>
          <table:table-cell table:style-name="ce4" office:value-type="string">
            <text:p>15/16</text:p>
          </table:table-cell>
          <table:table-cell table:style-name="ce6" office:value-type="string">
            <text:p>16</text:p>
          </table:table-cell>
          <table:table-cell table:style-name="Decimal_20_inch_20_size" table:formula="of:=15/16" office:value-type="float" office:value="0.9375">
            <text:p>.938</text:p>
          </table:table-cell>
          <table:table-cell table:style-name="Wrench_20_min_20_inches" table:formula="of:=1.005*[.L18]+0.001" office:value-type="float" office:value="0.9431875">
            <text:p>.943</text:p>
          </table:table-cell>
          <table:table-cell table:style-name="Wrench_20_max_20_inches" table:formula="of:=[.M18]+0.005*[.L18]+0.004" office:value-type="float" office:value="0.951875">
            <text:p>.952</text:p>
          </table:table-cell>
          <table:table-cell table:style-name="ce12"/>
          <table:table-cell table:style-name="Wrench_20_min_20_mm" table:formula="of:=[.M18]*25.4" office:value-type="float" office:value="23.9569625">
            <text:p>23.96</text:p>
          </table:table-cell>
          <table:table-cell table:style-name="Wrench_20_max_20_mm" table:formula="of:=[.N18]*25.4" office:value-type="float" office:value="24.177625">
            <text:p>24.18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7/16</text:p>
          </table:table-cell>
          <table:table-cell table:style-name="ce6" office:value-type="string">
            <text:p>8</text:p>
          </table:table-cell>
          <table:table-cell table:style-name="Decimal_20_inch_20_size" table:formula="of:=7/16" office:value-type="float" office:value="0.4375">
            <text:p>.438</text:p>
          </table:table-cell>
          <table:table-cell table:style-name="Wrench_20_min_20_inches" table:formula="of:=1.005*[.C19]+0.001" office:value-type="float" office:value="0.4406875">
            <text:p>.441</text:p>
          </table:table-cell>
          <table:table-cell table:style-name="Wrench_20_max_20_inches" table:formula="of:=[.D19]+0.005*[.C19]+0.004" office:value-type="float" office:value="0.446875">
            <text:p>.447</text:p>
          </table:table-cell>
          <table:table-cell table:style-name="ce12"/>
          <table:table-cell table:style-name="Wrench_20_min_20_mm" table:formula="of:=[.D19]*25.4" office:value-type="float" office:value="11.1934625">
            <text:p>11.19</text:p>
          </table:table-cell>
          <table:table-cell table:style-name="Wrench_20_max_20_mm" table:formula="of:=[.E19]*25.4" office:value-type="float" office:value="11.350625">
            <text:p>11.35</text:p>
          </table:table-cell>
          <table:table-cell table:style-name="Wrench_20_max_20_mm"/>
          <table:table-cell table:style-name="Metric_20_size" office:value-type="float" office:value="24">
            <text:p>24</text:p>
          </table:table-cell>
          <table:table-cell table:style-name="ce6" office:value-type="string">
            <text:p>38</text:p>
          </table:table-cell>
          <table:table-cell table:style-name="Decimal_20_inch_20_size" table:formula="of:=[.J19]/25.4" office:value-type="float" office:value="0.94488188976378">
            <text:p>.945</text:p>
          </table:table-cell>
          <table:table-cell table:style-name="Wrench_20_min_20_inches" table:formula="of:=1.005*[.L19]+0.001" office:value-type="float" office:value="0.950606299212598">
            <text:p>.951</text:p>
          </table:table-cell>
          <table:table-cell table:style-name="Wrench_20_max_20_inches" table:formula="of:=[.M19]+0.005*[.L19]+0.004" office:value-type="float" office:value="0.959330708661417">
            <text:p>.959</text:p>
          </table:table-cell>
          <table:table-cell table:style-name="ce12"/>
          <table:table-cell table:style-name="Wrench_20_min_20_mm" table:formula="of:=[.M19]*25.4" office:value-type="float" office:value="24.1454">
            <text:p>24.15</text:p>
          </table:table-cell>
          <table:table-cell table:style-name="Wrench_20_max_20_mm" table:formula="of:=[.N19]*25.4" office:value-type="float" office:value="24.367">
            <text:p>24.37</text:p>
          </table:table-cell>
          <table:table-cell table:number-columns-repeated="1007"/>
        </table:table-row>
        <table:table-row table:style-name="ro4">
          <table:table-cell table:style-name="Metric_20_size" office:value-type="float" office:value="12">
            <text:p>12</text:p>
          </table:table-cell>
          <table:table-cell table:style-name="ce6" office:value-type="string">
            <text:p>26</text:p>
          </table:table-cell>
          <table:table-cell table:style-name="Decimal_20_inch_20_size" table:formula="of:=[.A20]/25.4" office:value-type="float" office:value="0.47244094488189">
            <text:p>.472</text:p>
          </table:table-cell>
          <table:table-cell table:style-name="Wrench_20_min_20_inches" table:formula="of:=1.005*[.C20]+0.001" office:value-type="float" office:value="0.475803149606299">
            <text:p>.476</text:p>
          </table:table-cell>
          <table:table-cell table:style-name="Wrench_20_max_20_inches" table:formula="of:=[.D20]+0.005*[.C20]+0.004" office:value-type="float" office:value="0.482165354330709">
            <text:p>.482</text:p>
          </table:table-cell>
          <table:table-cell table:style-name="ce12"/>
          <table:table-cell table:style-name="Wrench_20_min_20_mm" table:formula="of:=[.D20]*25.4" office:value-type="float" office:value="12.0854">
            <text:p>12.09</text:p>
          </table:table-cell>
          <table:table-cell table:style-name="Wrench_20_max_20_mm" table:formula="of:=[.E20]*25.4" office:value-type="float" office:value="12.247">
            <text:p>12.25</text:p>
          </table:table-cell>
          <table:table-cell table:style-name="Wrench_20_max_20_mm"/>
          <table:table-cell table:style-name="Metric_20_size" office:value-type="float" office:value="25">
            <text:p>25</text:p>
          </table:table-cell>
          <table:table-cell table:style-name="ce6" office:value-type="string">
            <text:p>39</text:p>
          </table:table-cell>
          <table:table-cell table:style-name="Decimal_20_inch_20_size" table:formula="of:=[.J20]/25.4" office:value-type="float" office:value="0.984251968503937">
            <text:p>.984</text:p>
          </table:table-cell>
          <table:table-cell table:style-name="Wrench_20_min_20_inches" table:formula="of:=1.005*[.L20]+0.001" office:value-type="float" office:value="0.990173228346457">
            <text:p>.990</text:p>
          </table:table-cell>
          <table:table-cell table:style-name="Wrench_20_max_20_inches" table:formula="of:=[.M20]+0.005*[.L20]+0.004" office:value-type="float" office:value="0.999094488188976">
            <text:p>.999</text:p>
          </table:table-cell>
          <table:table-cell table:style-name="ce12"/>
          <table:table-cell table:style-name="Wrench_20_min_20_mm" table:formula="of:=[.M20]*25.4" office:value-type="float" office:value="25.1504">
            <text:p>25.15</text:p>
          </table:table-cell>
          <table:table-cell table:style-name="Wrench_20_max_20_mm" table:formula="of:=[.N20]*25.4" office:value-type="float" office:value="25.377">
            <text:p>25.38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1/2</text:p>
          </table:table-cell>
          <table:table-cell table:style-name="ce6" office:value-type="string">
            <text:p>9</text:p>
          </table:table-cell>
          <table:table-cell table:style-name="Decimal_20_inch_20_size" table:formula="of:=1/2" office:value-type="float" office:value="0.5">
            <text:p>.500</text:p>
          </table:table-cell>
          <table:table-cell table:style-name="Wrench_20_min_20_inches" table:formula="of:=1.005*[.C21]+0.001" office:value-type="float" office:value="0.5035">
            <text:p>.504</text:p>
          </table:table-cell>
          <table:table-cell table:style-name="Wrench_20_max_20_inches" table:formula="of:=[.D21]+0.005*[.C21]+0.004" office:value-type="float" office:value="0.51">
            <text:p>.510</text:p>
          </table:table-cell>
          <table:table-cell table:style-name="ce12"/>
          <table:table-cell table:style-name="Wrench_20_min_20_mm" table:formula="of:=[.D21]*25.4" office:value-type="float" office:value="12.7889">
            <text:p>12.79</text:p>
          </table:table-cell>
          <table:table-cell table:style-name="Wrench_20_max_20_mm" table:formula="of:=[.E21]*25.4" office:value-type="float" office:value="12.954">
            <text:p>12.95</text:p>
          </table:table-cell>
          <table:table-cell table:style-name="Wrench_20_max_20_mm"/>
          <table:table-cell table:style-name="ce4" office:value-type="string">
            <text:p>1</text:p>
          </table:table-cell>
          <table:table-cell table:style-name="ce6" office:value-type="string">
            <text:p>17</text:p>
          </table:table-cell>
          <table:table-cell table:style-name="Decimal_20_inch_20_size" table:formula="of:=1" office:value-type="float" office:value="1">
            <text:p>1.000</text:p>
          </table:table-cell>
          <table:table-cell table:style-name="Wrench_20_min_20_inches" table:formula="of:=1.005*[.L21]+0.001" office:value-type="float" office:value="1.006">
            <text:p>1.006</text:p>
          </table:table-cell>
          <table:table-cell table:style-name="Wrench_20_max_20_inches" table:formula="of:=[.M21]+0.005*[.L21]+0.004" office:value-type="float" office:value="1.015">
            <text:p>1.015</text:p>
          </table:table-cell>
          <table:table-cell table:style-name="ce12"/>
          <table:table-cell table:style-name="Wrench_20_min_20_mm" table:formula="of:=[.M21]*25.4" office:value-type="float" office:value="25.5524">
            <text:p>25.55</text:p>
          </table:table-cell>
          <table:table-cell table:style-name="Wrench_20_max_20_mm" table:formula="of:=[.N21]*25.4" office:value-type="float" office:value="25.781">
            <text:p>25.78</text:p>
          </table:table-cell>
          <table:table-cell table:number-columns-repeated="1007"/>
        </table:table-row>
        <table:table-row table:style-name="ro4" table:number-rows-repeated="23">
          <table:table-cell table:style-name="Default" table:number-columns-repeated="2"/>
          <table:table-cell table:number-columns-repeated="1022"/>
        </table:table-row>
        <table:table-row table:style-name="ro5" table:number-rows-repeated="13">
          <table:table-cell table:style-name="Default" table:number-columns-repeated="2"/>
          <table:table-cell table:number-columns-repeated="1022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A4:Sheet1.H4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0"/>
    </number:number-style>
    <number:number-style style:name="N118">
      <number:number number:decimal-places="2" number:min-integer-digits="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3" number:min-integer-digits="1"/>
    </number:number-style>
    <number:number-style style:name="N146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2" fo:font-size="10pt" fo:font-weight="bold" style:font-name-complex="Arial3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tric_20_size" style:display-name="Metric size" style:family="table-cell" style:parent-style-name="Inch_20_size">
      <style:table-cell-properties style:text-align-source="fix" style:repeat-content="false"/>
      <style:paragraph-properties fo:text-align="end"/>
      <style:text-properties fo:color="#0000ff" style:font-name="Arial1" fo:font-style="italic"/>
    </style:style>
    <style:style style:name="Inch_20_size" style:display-name="Inch size" style:family="table-cell" style:parent-style-name="Default">
      <style:table-cell-properties fo:border-bottom="none" style:text-align-source="fix" style:repeat-content="false" fo:border-left="none" fo:padding-bottom="0.0138in" fo:padding-left="0.0138in" fo:padding-right="0.0417in" fo:padding-top="0.0138in" fo:border-right="0.0138in solid #000000" fo:border-top="none"/>
      <style:paragraph-properties fo:text-align="start"/>
      <style:text-properties style:use-window-font-color="true" style:font-name="Arial2"/>
    </style:style>
    <style:style style:name="Decimal_20_inch_20_size" style:display-name="Decimal inch size" style:family="table-cell" style:parent-style-name="Default" style:data-style-name="N117">
      <style:table-cell-properties fo:background-color="#ffffcc"/>
      <style:text-properties fo:color="#800000"/>
    </style:style>
    <style:style style:name="Wrench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font-name="Arial2"/>
    </style:style>
    <style:style style:name="Wrench_20_min_20_inches" style:display-name="Wrench min inches" style:family="table-cell" style:parent-style-name="Wrench" style:data-style-name="N117"/>
    <style:style style:name="Wrench_20_min_20_mm" style:display-name="Wrench min mm" style:family="table-cell" style:parent-style-name="Wrench" style:data-style-name="N118">
      <style:text-properties fo:color="#0000ff"/>
    </style:style>
    <style:style style:name="Wrench_20_max_20_inches" style:display-name="Wrench max inches" style:family="table-cell" style:parent-style-name="Wrench" style:data-style-name="N117"/>
    <style:style style:name="Wrench_20_max_20_mm" style:display-name="Wrench max mm" style:family="table-cell" style:parent-style-name="Wrench_20_min_20_mm" style:data-style-name="N118"/>
    <style:style style:name="Original_20_order" style:display-name="Original order" style:family="table-cell" style:parent-style-name="Default">
      <style:table-cell-properties fo:background-color="#ffe6cb"/>
    </style:style>
    <style:style style:name="Header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5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12/06/2013</text:date>, <text:time>10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12-06T10:01:53.40</meta:creation-date>
    <dc:language>en-US</dc:language>
    <meta:editing-cycles>1</meta:editing-cycles>
    <meta:editing-duration>PT00H00M00S</meta:editing-duration>
    <meta:document-statistic meta:table-count="1" meta:cell-count="283" meta:object-count="0"/>
    <meta:user-defined meta:name="Info 1"/>
    <meta:user-defined meta:name="Info 2"/>
    <meta:user-defined meta:name="Info 3"/>
    <meta:user-defined meta:name="Info 4"/>
  </office:meta>
</office:document-meta>
</file>